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/>
      <style:text-properties officeooo:paragraph-rsid="0014d736"/>
    </style:style>
    <style:style style:name="P2" style:family="paragraph" style:parent-style-name="List_20_Contents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/>
      <style:text-properties fo:font-weight="bold" officeooo:paragraph-rsid="0014d736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8000" loext:opacity="100%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fo:color="#c0c0c0" loext:opacity="100%"/>
    </style:style>
    <style:style style:name="T2" style:family="text">
      <style:text-properties fo:color="#c0c0c0" loext:opacity="100%" fo:background-color="#f6f9d4" loext:char-shading-value="0"/>
    </style:style>
    <style:style style:name="T3" style:family="text">
      <style:text-properties fo:color="#008000" loext:opacity="100%"/>
    </style:style>
    <style:style style:name="T4" style:family="text">
      <style:text-properties fo:color="#008000" loext:opacity="100%" fo:background-color="#f6f9d4" loext:char-shading-value="0"/>
    </style:style>
    <style:style style:name="T5" style:family="text">
      <style:text-properties fo:color="#000080" loext:opacity="100%"/>
    </style:style>
    <style:style style:name="T6" style:family="text">
      <style:text-properties fo:color="#c09050" loext:opacity="100%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5dc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ias drm='docker rm -v $(docker ps -aq -f status=exited)'</text:p>
      <text:p text:style-name="P4">alias dps='docker ps -a'</text:p>
      <text:p text:style-name="P4">alias dls='docker image ls'</text:p>
      <text:p text:style-name="P4">alias path='echo $PATH | tr ":" "\n"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7.3.7.2$Linux_X86_64 LibreOffice_project/30$Build-2</meta:generator>
    <dc:date>2024-12-25T17:37:03.117829903</dc:date>
    <meta:editing-duration>PT1H1M29S</meta:editing-duration>
    <meta:editing-cycles>8</meta:editing-cycles>
    <meta:document-statistic meta:table-count="0" meta:image-count="0" meta:object-count="0" meta:page-count="1" meta:paragraph-count="4" meta:word-count="24" meta:character-count="146" meta:non-whitespace-character-count="126"/>
  </office:meta>
</office:document-meta>
</file>